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07cm"/>
    </style:style>
    <style:style style:name="gr2" style:family="graphic" style:parent-style-name="standard">
      <style:graphic-properties svg:stroke-color="#008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.357cm" fo:min-width="1.67cm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052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9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342cm" fo:min-width="2cm"/>
    </style:style>
    <style:style style:name="gr11" style:family="graphic" style:parent-style-name="objectwithoutfill">
      <style:graphic-properties svg:stroke-color="#ff0000"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3cm"/>
    </style:style>
    <style:style style:name="gr14" style:family="graphic" style:parent-style-name="objectwithoutfill">
      <style:graphic-properties svg:stroke-color="#008000" draw:fill="none" draw:textarea-horizontal-align="center" draw:textarea-vertical-align="middle"/>
    </style:style>
    <style:style style:name="gr15" style:family="graphic" style:parent-style-name="objectwithoutfill">
      <style:graphic-properties svg:stroke-color="#0000ff" draw:marker-start="Arrow" draw:marker-end="" draw:fill="none" draw:textarea-horizontal-align="center" draw:textarea-vertical-align="middle"/>
    </style:style>
    <style:style style:name="gr16" style:family="graphic" style:parent-style-name="objectwithoutfill">
      <style:graphic-properties svg:stroke-color="#008000" draw:marker-start=""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35cm"/>
    </style:style>
    <style:style style:name="gr18" style:family="graphic" style:parent-style-name="objectwithoutfill">
      <style:graphic-properties svg:stroke-color="#0000ff" draw:marker-start="" draw:marker-end="Arrow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92cm"/>
    </style:style>
    <style:style style:name="gr20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21" style:family="graphic" style:parent-style-name="objectwithoutfill">
      <style:graphic-properties svg:stroke-color="#ff0000" draw:marker-start="Arrow" draw:marker-end="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3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97cm"/>
    </style:style>
    <style:style style:name="gr24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65cm"/>
    </style:style>
    <style:style style:name="gr26" style:family="graphic" style:parent-style-name="objectwithoutfill">
      <style:graphic-properties svg:stroke-color="#0000ff" draw:marker-start="Arrow" draw:marker-end="" draw:marker-end-width="0.3cm" draw:fill="none" draw:textarea-horizontal-align="center" draw:textarea-vertical-align="middle"/>
    </style:style>
    <style:style style:name="gr27" style:family="graphic" style:parent-style-name="standard">
      <style:graphic-properties svg:stroke-color="#008000" draw:fill="none" draw:textarea-horizontal-align="justify" draw:textarea-vertical-align="middle" draw:auto-grow-height="false" fo:min-height="2.549cm" fo:min-width="3.7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1cm" fo:min-width="2.44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275cm" fo:min-width="3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924cm" fo:min-width="3cm"/>
    </style:style>
    <style:style style:name="gr31" style:family="graphic" style:parent-style-name="objectwithoutfill">
      <style:graphic-properties svg:stroke-color="#008000" draw:marker-end="" draw:marker-end-width="0.3cm" draw:fill="none" draw:textarea-horizontal-align="center" draw:textarea-vertical-align="middle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736cm" fo:min-width="1.4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  <style:text-properties fo:color="#008000"/>
    </style:style>
    <style:style style:name="P3" style:family="paragraph">
      <loext:graphic-properties draw:fill="none" draw:fill-color="#ffffff"/>
      <style:text-properties fo:color="#008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0000"/>
    </style:style>
    <style:style style:name="P6" style:family="paragraph">
      <loext:graphic-properties draw:fill="none" draw:fill-color="#ffffff"/>
      <style:text-properties fo:color="#0000ff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>
          <draw:frame draw:style-name="gr1" draw:text-style-name="P1" draw:layer="layout" svg:width="0.607cm" svg:height="0.357cm" svg:x="3.929cm" svg:y="1.084cm">
            <draw:text-box>
              <text:p>gcm</text:p>
            </draw:text-box>
          </draw:frame>
          <draw:custom-shape draw:style-name="gr2" draw:text-style-name="P2" draw:layer="layout" svg:width="4.655cm" svg:height="3.259cm" svg:x="6.057cm" svg:y="0.6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67cm" svg:height="0.357cm" svg:x="7.629cm" svg:y="0.184cm">
            <draw:text-box>
              <text:p><text:span text:style-name="T1">d</text:span><text:span text:style-name="T1">y</text:span><text:span text:style-name="T1">n</text:span><text:span text:style-name="T1">e</text:span><text:span text:style-name="T1">t</text:span><text:span text:style-name="T1">a</text:span><text:span text:style-name="T1">t</text:span><text:span text:style-name="T1">0</text:span><text:span text:style-name="T1">_</text:span><text:span text:style-name="T1">m</text:span></text:p>
            </draw:text-box>
          </draw:frame>
          <draw:custom-shape draw:style-name="gr4" draw:text-style-name="P4" draw:layer="layout" svg:width="1.6cm" svg:height="0.4cm" svg:x="11.1cm" svg:y="2.58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052cm" svg:height="0.357cm" svg:x="11.429cm" svg:y="2.184cm">
            <draw:text-box>
              <text:p><text:span text:style-name="T2">start.nc</text:span></text:p>
            </draw:text-box>
          </draw:frame>
          <draw:custom-shape draw:style-name="gr6" draw:text-style-name="P4" draw:layer="layout" svg:width="1.41cm" svg:height="1.177cm" svg:x="3.49cm" svg:y="1.48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xml:id="id3" draw:id="id3" draw:layer="layout" svg:width="1.018cm" svg:height="0.357cm" svg:x="6.195cm" svg:y="1.683cm">
            <draw:text-box>
              <text:p><text:span text:style-name="T1">day_ini</text:span></text:p>
            </draw:text-box>
          </draw:frame>
          <draw:frame draw:style-name="gr7" draw:text-style-name="P6" xml:id="id5" draw:id="id5" draw:layer="layout" svg:width="1.018cm" svg:height="0.357cm" svg:x="3.6cm" svg:y="2.084cm">
            <draw:text-box>
              <text:p><text:span text:style-name="T3">day_ini</text:span></text:p>
            </draw:text-box>
          </draw:frame>
          <draw:frame draw:style-name="gr8" draw:text-style-name="P5" xml:id="id1" draw:id="id1" draw:layer="layout" svg:width="1.141cm" svg:height="0.357cm" svg:x="11.4cm" svg:y="2.584cm">
            <draw:text-box>
              <text:p><text:span text:style-name="T2">controle</text:span></text:p>
            </draw:text-box>
          </draw:frame>
          <draw:custom-shape draw:style-name="gr6" draw:text-style-name="P4" draw:layer="layout" svg:width="2cm" svg:height="0.5cm" svg:x="0.5cm" svg:y="1.78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" draw:layer="layout" svg:width="1.598cm" svg:height="0.357cm" svg:x="0.729cm" svg:y="1.384cm">
            <draw:text-box>
              <text:p>dynredem0</text:p>
            </draw:text-box>
          </draw:frame>
          <draw:custom-shape draw:style-name="gr10" draw:text-style-name="P4" draw:layer="layout" svg:width="2cm" svg:height="2.342cm" svg:x="0.5cm" svg:y="1.784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4" draw:layer="layout" draw:type="curve" svg:x1="11.4cm" svg:y1="2.762cm" svg:x2="10.23cm" svg:y2="2.762cm" draw:start-shape="id1" draw:start-glue-point="3" draw:end-shape="id2" draw:end-glue-point="1" svg:d="M11400 2762h-1170" svg:viewBox="0 0 1171 1">
            <text:p/>
          </draw:connector>
          <draw:custom-shape draw:style-name="gr6" draw:text-style-name="P4" draw:layer="layout" svg:width="3cm" svg:height="0.275cm" svg:x="7.5cm" svg:y="1.19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" draw:layer="layout" svg:width="1.23cm" svg:height="0.357cm" svg:x="8.229cm" svg:y="0.771cm">
            <draw:text-box>
              <text:p>dynetat0</text:p>
            </draw:text-box>
          </draw:frame>
          <draw:custom-shape draw:style-name="gr6" draw:text-style-name="P4" draw:layer="layout" svg:width="3cm" svg:height="2.359cm" svg:x="7.5cm" svg:y="1.47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xml:id="id2" draw:id="id2" draw:layer="layout" svg:width="1.23cm" svg:height="0.357cm" svg:x="9cm" svg:y="2.584cm">
            <draw:text-box>
              <text:p><text:span text:style-name="T3">tab_cntrl</text:span></text:p>
            </draw:text-box>
          </draw:frame>
          <draw:frame draw:style-name="gr7" draw:text-style-name="P6" xml:id="id4" draw:id="id4" draw:layer="layout" svg:width="1.018cm" svg:height="0.357cm" svg:x="7.6cm" svg:y="1.684cm">
            <draw:text-box>
              <text:p><text:span text:style-name="T3">day_ini</text:span></text:p>
            </draw:text-box>
          </draw:frame>
          <draw:connector draw:style-name="gr14" draw:text-style-name="P4" draw:layer="layout" draw:type="curve" svg:x1="7.213cm" svg:y1="1.861cm" svg:x2="7.6cm" svg:y2="1.862cm" draw:start-shape="id3" draw:start-glue-point="1" draw:end-shape="id4" draw:end-glue-point="3" svg:d="M7213 1861c297 0 104 1 387 1" svg:viewBox="0 0 388 2">
            <text:p/>
          </draw:connector>
          <draw:connector draw:style-name="gr15" draw:text-style-name="P4" draw:layer="layout" draw:type="curve" svg:x1="8.618cm" svg:y1="1.862cm" svg:x2="9.615cm" svg:y2="2.584cm" draw:start-shape="id4" draw:start-glue-point="1" draw:end-shape="id2" draw:end-glue-point="0" svg:d="M8618 1862c665 0 997 240 997 722" svg:viewBox="0 0 998 723">
            <text:p/>
          </draw:connector>
          <draw:connector draw:style-name="gr16" draw:text-style-name="P4" draw:layer="layout" draw:type="curve" svg:x1="6.195cm" svg:y1="1.861cm" svg:x2="4.618cm" svg:y2="2.262cm" draw:start-shape="id3" draw:start-glue-point="3" draw:end-shape="id5" draw:end-glue-point="1" svg:d="M6195 1861c-1176 0-388 401-1577 401" svg:viewBox="0 0 1578 402">
            <text:p/>
          </draw:connector>
          <draw:custom-shape draw:style-name="gr2" draw:text-style-name="P4" draw:layer="layout" svg:width="1.02cm" svg:height="0.5cm" svg:x="2.4cm" svg:y="0.48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" draw:layer="layout" svg:width="1.835cm" svg:height="0.357cm" svg:x="2.131cm" svg:y="0.1cm">
            <draw:text-box>
              <text:p><text:span text:style-name="T1">conf_gcm_m</text:span></text:p>
            </draw:text-box>
          </draw:frame>
          <draw:connector draw:style-name="gr18" draw:text-style-name="P4" draw:layer="layout" draw:type="curve" svg:x1="3.6cm" svg:y1="2.262cm" svg:x2="2.102cm" svg:y2="2.059cm" draw:start-shape="id5" draw:start-glue-point="3" draw:end-shape="id6" draw:end-glue-point="1" svg:d="M3600 2262c-1123 0-375-203-1498-203" svg:viewBox="0 0 1499 204">
            <text:p/>
          </draw:connector>
          <draw:frame draw:style-name="gr19" draw:text-style-name="P3" xml:id="id8" draw:id="id8" draw:layer="layout" svg:width="0.696cm" svg:height="0.357cm" svg:x="2.544cm" svg:y="0.584cm">
            <draw:text-box>
              <text:p><text:span text:style-name="T1">nday</text:span></text:p>
            </draw:text-box>
          </draw:frame>
          <draw:frame draw:style-name="gr19" draw:text-style-name="P6" xml:id="id7" draw:id="id7" draw:layer="layout" svg:width="0.696cm" svg:height="0.357cm" svg:x="3.8cm" svg:y="1.584cm">
            <draw:text-box>
              <text:p><text:span text:style-name="T3">nday</text:span></text:p>
            </draw:text-box>
          </draw:frame>
          <draw:connector draw:style-name="gr15" draw:text-style-name="P4" draw:layer="layout" draw:type="curve" svg:x1="2.102cm" svg:y1="2.059cm" svg:x2="3.8cm" svg:y2="1.762cm" draw:start-shape="id6" draw:end-shape="id7" draw:end-glue-point="3" svg:d="M2102 2059c1266 0 417-297 1698-297" svg:viewBox="0 0 1699 298">
            <text:p/>
          </draw:connector>
          <draw:connector draw:style-name="gr20" draw:text-style-name="P4" draw:layer="layout" draw:type="curve" svg:x1="3.24cm" svg:y1="0.762cm" svg:x2="4.496cm" svg:y2="1.762cm" draw:start-shape="id8" draw:start-glue-point="1" draw:end-shape="id7" draw:end-glue-point="1" svg:d="M3240 762c2647 0 2019 1000 1256 1000" svg:viewBox="0 0 1919 1001">
            <text:p/>
          </draw:connector>
          <draw:connector draw:style-name="gr21" draw:text-style-name="P4" draw:layer="layout" draw:type="curve" svg:x1="1.3cm" svg:y1="5.462cm" svg:x2="1.433cm" svg:y2="3.941cm" draw:start-shape="id9" draw:start-glue-point="3" draw:end-shape="id10" draw:end-glue-point="2" svg:d="M1300 5462c-766 0-639-425-414-553s547 40 547-968" svg:viewBox="0 0 721 1522">
            <text:p/>
          </draw:connector>
          <draw:frame draw:style-name="gr13" draw:text-style-name="P6" xml:id="id10" draw:id="id10" draw:layer="layout" svg:width="1.23cm" svg:height="0.357cm" svg:x="0.818cm" svg:y="3.584cm">
            <draw:text-box>
              <text:p><text:span text:style-name="T3">tab_cntrl</text:span></text:p>
            </draw:text-box>
          </draw:frame>
          <draw:custom-shape draw:style-name="gr4" draw:text-style-name="P4" draw:layer="layout" svg:width="1.6cm" svg:height="0.4cm" svg:x="1.1cm" svg:y="5.284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5" draw:layer="layout" svg:width="1.336cm" svg:height="0.357cm" svg:x="1.229cm" svg:y="4.884cm">
            <draw:text-box>
              <text:p><text:span text:style-name="T2">restart.nc</text:span></text:p>
            </draw:text-box>
          </draw:frame>
          <draw:frame draw:style-name="gr8" draw:text-style-name="P5" xml:id="id9" draw:id="id9" draw:layer="layout" svg:width="1.141cm" svg:height="0.357cm" svg:x="1.3cm" svg:y="5.284cm">
            <draw:text-box>
              <text:p><text:span text:style-name="T2">controle</text:span></text:p>
            </draw:text-box>
          </draw:frame>
          <draw:frame draw:style-name="gr23" draw:text-style-name="P6" xml:id="id6" draw:id="id6" draw:layer="layout" svg:width="1.302cm" svg:height="0.357cm" svg:x="0.8cm" svg:y="1.881cm">
            <draw:text-box>
              <text:p><text:span text:style-name="T3">iday_end</text:span></text:p>
            </draw:text-box>
          </draw:frame>
          <draw:connector draw:style-name="gr24" draw:text-style-name="P4" draw:layer="layout" draw:type="curve" svg:x1="0.8cm" svg:y1="2.059cm" svg:x2="0.818cm" svg:y2="3.762cm" draw:start-shape="id6" draw:start-glue-point="3" draw:end-shape="id10" draw:end-glue-point="3" svg:d="M800 2059c-766 0-775 1703 18 1703" svg:viewBox="0 0 595 1704">
            <text:p/>
          </draw:connector>
          <draw:frame draw:style-name="gr25" draw:text-style-name="P3" xml:id="id11" draw:id="id11" draw:layer="layout" svg:width="1.069cm" svg:height="0.357cm" svg:x="4.844cm" svg:y="6.284cm">
            <draw:text-box>
              <text:p><text:span text:style-name="T1">day_ref</text:span></text:p>
            </draw:text-box>
          </draw:frame>
          <draw:connector draw:style-name="gr20" draw:text-style-name="P4" draw:layer="layout" draw:type="curve" svg:x1="5.913cm" svg:y1="6.462cm" svg:x2="8.7cm" svg:y2="3.569cm" draw:start-shape="id11" draw:start-glue-point="1" draw:end-shape="id12" draw:end-glue-point="3" svg:d="M5913 6462c2091 0 698-2893 2787-2893" svg:viewBox="0 0 2788 2894">
            <text:p/>
          </draw:connector>
          <draw:frame draw:style-name="gr25" draw:text-style-name="P6" xml:id="id12" draw:id="id12" draw:layer="layout" svg:width="1.069cm" svg:height="0.357cm" svg:x="8.7cm" svg:y="3.391cm">
            <draw:text-box>
              <text:p><text:span text:style-name="T3">day_ref</text:span></text:p>
            </draw:text-box>
          </draw:frame>
          <draw:connector draw:style-name="gr24" draw:text-style-name="P4" draw:layer="layout" draw:type="curve" svg:x1="8.7cm" svg:y1="3.569cm" svg:x2="8.109cm" svg:y2="2.041cm" draw:start-shape="id12" draw:start-glue-point="3" draw:end-shape="id4" draw:end-glue-point="2" svg:d="M8700 3569c-394 0-591-509-591-1528" svg:viewBox="0 0 592 1529">
            <text:p/>
          </draw:connector>
          <draw:connector draw:style-name="gr20" draw:text-style-name="P4" draw:layer="layout" draw:type="curve" svg:x1="4.844cm" svg:y1="6.462cm" svg:x2="1.969cm" svg:y2="2.669cm" draw:start-shape="id11" draw:start-glue-point="3" draw:end-shape="id13" draw:end-glue-point="1" svg:d="M4844 6462c-2155 0-718-3793-2875-3793" svg:viewBox="0 0 2876 3794">
            <text:p/>
          </draw:connector>
          <draw:frame draw:style-name="gr25" draw:text-style-name="P6" xml:id="id13" draw:id="id13" draw:layer="layout" svg:width="1.069cm" svg:height="0.357cm" svg:x="0.9cm" svg:y="2.491cm">
            <draw:text-box>
              <text:p><text:span text:style-name="T3">day_ref</text:span></text:p>
            </draw:text-box>
          </draw:frame>
          <draw:connector draw:style-name="gr26" draw:text-style-name="P4" draw:layer="layout" draw:type="curve" svg:x1="1.433cm" svg:y1="3.584cm" svg:x2="1.434cm" svg:y2="2.848cm" draw:start-shape="id10" draw:start-glue-point="0" draw:end-shape="id13" draw:end-glue-point="2" svg:d="M1433 3584c0-552 1-184 1-736" svg:viewBox="0 0 2 737">
            <text:p/>
          </draw:connector>
          <draw:custom-shape draw:style-name="gr27" draw:text-style-name="P2" draw:layer="layout" svg:width="3.712cm" svg:height="2.549cm" svg:x="4.2cm" svg:y="6.1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881cm" svg:height="0.357cm" svg:x="4.529cm" svg:y="5.784cm">
            <draw:text-box>
              <text:p><text:span text:style-name="T1">dynetat0_chosen_m</text:span></text:p>
            </draw:text-box>
          </draw:frame>
          <draw:frame draw:style-name="gr28" draw:text-style-name="P1" draw:layer="layout" svg:width="2.44cm" svg:height="0.371cm" svg:x="5.229cm" svg:y="6.8cm">
            <draw:text-box>
              <text:p>dynetat0_chosen</text:p>
            </draw:text-box>
          </draw:frame>
          <draw:custom-shape draw:style-name="gr29" draw:text-style-name="P4" draw:layer="layout" svg:width="3cm" svg:height="0.275cm" svg:x="4.7cm" svg:y="7.19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3cm" svg:height="0.924cm" svg:x="4.7cm" svg:y="7.476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4" draw:layer="layout" draw:type="curve" svg:x1="11.4cm" svg:y1="2.762cm" svg:x2="7.43cm" svg:y2="7.862cm" draw:end-shape="id14" draw:end-glue-point="1" svg:d="M11400 2762c-2595 0-610 5100-3970 5100" svg:viewBox="0 0 3971 5101">
            <text:p/>
          </draw:connector>
          <draw:frame draw:style-name="gr13" draw:text-style-name="P6" xml:id="id14" draw:id="id14" draw:layer="layout" svg:width="1.23cm" svg:height="0.357cm" svg:x="6.2cm" svg:y="7.684cm">
            <draw:text-box>
              <text:p><text:span text:style-name="T3">tab_cntrl</text:span></text:p>
            </draw:text-box>
          </draw:frame>
          <draw:connector draw:style-name="gr24" draw:text-style-name="P4" draw:layer="layout" draw:type="curve" svg:x1="6.815cm" svg:y1="8.041cm" svg:x2="5.434cm" svg:y2="8.048cm" draw:start-shape="id14" draw:start-glue-point="2" draw:end-shape="id15" svg:d="M6815 8041c0 760-1381 757-1381 7" svg:viewBox="0 0 1382 571">
            <text:p/>
          </draw:connector>
          <draw:connector draw:style-name="gr31" draw:text-style-name="P4" draw:layer="layout" draw:type="curve" svg:x1="4.844cm" svg:y1="6.462cm" svg:x2="4.9cm" svg:y2="7.869cm" draw:start-shape="id11" draw:start-glue-point="3" draw:end-shape="id15" draw:end-glue-point="3" svg:d="M4844 6462c-750 0-778 1407 56 1407" svg:viewBox="0 0 623 1408">
            <text:p/>
          </draw:connector>
          <draw:frame draw:style-name="gr25" draw:text-style-name="P6" xml:id="id15" draw:id="id15" draw:layer="layout" svg:width="1.069cm" svg:height="0.357cm" svg:x="4.9cm" svg:y="7.691cm">
            <draw:text-box>
              <text:p><text:span text:style-name="T3">day_ref</text:span></text:p>
            </draw:text-box>
          </draw:frame>
          <draw:frame draw:style-name="gr1" draw:text-style-name="P1" draw:layer="layout" svg:width="0.929cm" svg:height="0.357cm" svg:x="4.429cm" svg:y="2.784cm">
            <draw:text-box>
              <text:p>caldyn</text:p>
            </draw:text-box>
          </draw:frame>
          <draw:custom-shape draw:style-name="gr32" draw:text-style-name="P4" draw:layer="layout" svg:width="1.41cm" svg:height="0.736cm" svg:x="4.19cm" svg:y="3.18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xml:id="id16" draw:id="id16" draw:layer="layout" svg:width="1.018cm" svg:height="0.357cm" svg:x="4.4cm" svg:y="3.384cm">
            <draw:text-box>
              <text:p><text:span text:style-name="T3">d</text:span><text:span text:style-name="T3">a</text:span><text:span text:style-name="T3">y</text:span><text:span text:style-name="T3">_</text:span><text:span text:style-name="T3">i</text:span><text:span text:style-name="T3">n</text:span><text:span text:style-name="T3">i</text:span></text:p>
            </draw:text-box>
          </draw:frame>
          <draw:connector draw:style-name="gr16" draw:text-style-name="P4" draw:layer="layout" draw:type="curve" svg:x1="6.195cm" svg:y1="1.861cm" svg:x2="5.418cm" svg:y2="3.562cm" draw:end-shape="id16" draw:end-glue-point="1" svg:d="M6195 1861c-201 0 187 1701-777 1701" svg:viewBox="0 0 778 1702">
            <text:p/>
          </draw:connector>
          <draw:frame draw:style-name="gr1" draw:text-style-name="P1" draw:layer="layout" svg:width="1.158cm" svg:height="0.357cm" svg:x="4.629cm" svg:y="4.084cm">
            <draw:text-box>
              <text:p>leapfrog</text:p>
            </draw:text-box>
          </draw:frame>
          <draw:custom-shape draw:style-name="gr32" draw:text-style-name="P4" draw:layer="layout" svg:width="1.41cm" svg:height="0.736cm" svg:x="4.49cm" svg:y="4.48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xml:id="id17" draw:id="id17" draw:layer="layout" svg:width="1.018cm" svg:height="0.357cm" svg:x="4.7cm" svg:y="4.684cm">
            <draw:text-box>
              <text:p><text:span text:style-name="T3">day_ini</text:span></text:p>
            </draw:text-box>
          </draw:frame>
          <draw:connector draw:style-name="gr16" draw:text-style-name="P4" draw:layer="layout" draw:type="curve" svg:x1="6.195cm" svg:y1="1.861cm" svg:x2="5.718cm" svg:y2="4.862cm" draw:end-shape="id17" draw:end-glue-point="1" svg:d="M6195 1861c48 0 286 3001-477 3001" svg:viewBox="0 0 551 300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6:21:13</meta:creation-date>
    <dc:title>data_flow</dc:title>
    <meta:editing-duration>PT3H41M47S</meta:editing-duration>
    <meta:editing-cycles>40</meta:editing-cycles>
    <meta:generator>LibreOffice/6.0.7.3$Linux_X86_64 LibreOffice_project/00m0$Build-3</meta:generator>
    <meta:initial-creator>GUEZ Lionel</meta:initial-creator>
    <dc:date>2020-04-14T21:58:07.457849260</dc:date>
    <dc:creator>Lionel Guez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data_flow" xlink:href="../../../../../../../.config/libreoffice/3/user/template/data_flow.otg" meta:date="2015-02-12T16:21:12"/>
  </office:meta>
</office:document-meta>
</file>